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4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2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Expositor</text:p>
          </table:table-cell>
          <table:table-cell table:style-name="ce2" office:value-type="string" calcext:value-type="string">
            <text:p>Posicao</text:p>
          </table:table-cell>
          <table:table-cell table:style-name="ce5" office:value-type="string" calcext:value-type="string">
            <text:p>Unidade</text:p>
          </table:table-cell>
          <table:table-cell table:style-name="ce5" office:value-type="string" calcext:value-type="string">
            <text:p>Referencia</text:p>
          </table:table-cell>
          <table:table-cell table:style-name="ce5" office:value-type="string" calcext:value-type="string">
            <text:p>Quantidade 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Metro Quadrado</text:p>
          </table:table-cell>
          <table:table-cell table:style-name="ce2" office:value-type="float" office:value="5041211" calcext:value-type="float">
            <text:p>50412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float" office:value="1128118" calcext:value-type="float">
            <text:p>11281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Metro Quadrado</text:p>
          </table:table-cell>
          <table:table-cell table:style-name="ce2" office:value-type="float" office:value="5062569" calcext:value-type="float">
            <text:p>506256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etro Quadrado</text:p>
          </table:table-cell>
          <table:table-cell table:style-name="ce2" office:value-type="float" office:value="5062568" calcext:value-type="float">
            <text:p>506256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0200" calcext:value-type="float">
            <text:p>11102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Metro Quadrado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Metro Quadrado</text:p>
          </table:table-cell>
          <table:table-cell table:style-name="ce2" office:value-type="float" office:value="5062581" calcext:value-type="float">
            <text:p>506258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Metro Quadrado</text:p>
          </table:table-cell>
          <table:table-cell table:style-name="ce2" office:value-type="float" office:value="5062631" calcext:value-type="float">
            <text:p>506263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Metro Quadrado</text:p>
          </table:table-cell>
          <table:table-cell table:style-name="ce2" office:value-type="float" office:value="5062319" calcext:value-type="float">
            <text:p>506231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float" office:value="1129015" calcext:value-type="float">
            <text:p>11290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Metro Quadrado</text:p>
          </table:table-cell>
          <table:table-cell table:style-name="ce2" office:value-type="float" office:value="5062562" calcext:value-type="float">
            <text:p>506256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Metro Quadrado</text:p>
          </table:table-cell>
          <table:table-cell table:style-name="ce2" office:value-type="float" office:value="5062560" calcext:value-type="float">
            <text:p>506256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6040" calcext:value-type="float">
            <text:p>11160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Metro Quadrado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9816" calcext:value-type="float">
            <text:p>11198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Metro Quadrado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8284" calcext:value-type="float">
            <text:p>11182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Metro Quadrado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3880" calcext:value-type="float">
            <text:p>11238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Metro Quadrado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8934" calcext:value-type="float">
            <text:p>11189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Metro Quadrado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5706" calcext:value-type="float">
            <text:p>10957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Metro Quadrado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6947" calcext:value-type="float">
            <text:p>109694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Metro Quadrado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5970" calcext:value-type="float">
            <text:p>109597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Metro Quadrado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6471" calcext:value-type="float">
            <text:p>109647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Metro Quadrado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float" office:value="1130604" calcext:value-type="float">
            <text:p>113060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Metro Quadrado</text:p>
          </table:table-cell>
          <table:table-cell table:style-name="ce2" office:value-type="float" office:value="5062629" calcext:value-type="float">
            <text:p>506262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6047" calcext:value-type="float">
            <text:p>111604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Metro Quadrado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3936" calcext:value-type="float">
            <text:p>11039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Metro Quadrado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5807" calcext:value-type="float">
            <text:p>11158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Metro Quadrado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6778" calcext:value-type="float">
            <text:p>10667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Metro Quadrado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float" office:value="1126557" calcext:value-type="float">
            <text:p>112655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Metro Quadrado</text:p>
          </table:table-cell>
          <table:table-cell table:style-name="ce2" office:value-type="float" office:value="6061796" calcext:value-type="float">
            <text:p>606179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0066" calcext:value-type="float">
            <text:p>107006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Metro Quadrado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9641" calcext:value-type="float">
            <text:p>11196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Metro Quadrado</text:p>
          </table:table-cell>
          <table:table-cell table:style-name="ce9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4843" calcext:value-type="float">
            <text:p>111484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Metro Quadrado</text:p>
          </table:table-cell>
          <table:table-cell table:style-name="ce9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1957" calcext:value-type="float">
            <text:p>111195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Metro Quadrado</text:p>
          </table:table-cell>
          <table:table-cell table:style-name="ce9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2493" calcext:value-type="float">
            <text:p>106249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Metro Quadrado</text:p>
          </table:table-cell>
          <table:table-cell table:style-name="ce9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87446" calcext:value-type="float">
            <text:p>108744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Metro Quadrado</text:p>
          </table:table-cell>
          <table:table-cell table:style-name="ce9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6062574" calcext:value-type="float">
            <text:p>60625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Metro Quadrado</text:p>
          </table:table-cell>
          <table:table-cell table:style-name="ce9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3998" calcext:value-type="float">
            <text:p>111399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Metro Quadrado</text:p>
          </table:table-cell>
          <table:table-cell table:style-name="ce9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"/>
          <table:table-cell table:number-columns-repeated="1022"/>
        </table:table-row>
        <table:table-row table:style-name="ro2" table:number-rows-repeated="6">
          <table:table-cell/>
          <table:table-cell table:style-name="ce1"/>
          <table:table-cell table:number-columns-repeated="102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6:48:02.2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23-10-05T16:49:57.559000000</dc:date>
    <meta:editing-duration>PT2H56M30S</meta:editing-duration>
    <meta:editing-cycles>10</meta:editing-cycles>
    <meta:document-statistic meta:table-count="1" meta:cell-count="176" meta:object-count="0"/>
  </office:meta>
</office:document-meta>
</file>